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ipo" text:name="py3o.objects.name"/>
      </text:user-field-decls>
      <text:p text:style-name="Standard"><text:user-field-get text:name="py3o.objects.name">tipo</text:user-field-ge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0:34:38.629737458</meta:creation-date>
    <meta:generator>LibreOffice/7.3.7.2$Linux_X86_64 LibreOffice_project/30$Build-2</meta:generator>
    <dc:date>2023-07-05T10:40:23.398087601</dc:date>
    <meta:editing-duration>PT5M4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